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3.57cm" fo:min-width="3.3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4cm" fo:min-width="0.84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5.4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2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Clemens Berger</meta:initial-creator>
    <meta:creation-date>2021-03-27T13:22:36.645000000</meta:creation-date>
    <dc:date>2021-03-27T13:41:48.869000000</dc:date>
    <dc:creator>Clemens Berger</dc:creator>
    <meta:editing-duration>PT9M2S</meta:editing-duration>
    <meta:editing-cycles>1</meta:editing-cycles>
    <meta:document-statistic meta:object-count="2"/>
    <meta:generator>LibreOffice/6.3.2.2$Windows_X86_64 LibreOffice_project/98b30e735bda24bc04ab42594c85f7fd8be07b9c</meta:generator>
  </office:meta>
</office:document-meta>
</file>